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66bc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officeooo:paragraph-rsid="001366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 FRAGMENTS DU SEUIL</text:h>
      <text:p text:style-name="Text_20_body">Il n’existe pas un seul éclat.</text:p>
      <text:p text:style-name="Text_20_body">Il en existe trois.</text:p>
      <text:p text:style-name="Text_20_body">On les appelle collectivement :</text:p>
      <text:p text:style-name="Text_20_body"><text:span text:style-name="Strong_20_Emphasis">Les Fragments du Seuil.</text:span></text:p>
      <text:p text:style-name="P1">Chacun est lié à un des Trois Souffles.</text:p>
      <text:p text:style-name="P1">Chacun est tombé dans une région différente du continent.</text:p>
      <text:p text:style-name="P1">Chacun réagit au sommet correspondant du Triangle Voilé.</text:p>
      <text:p text:style-name="Horizontal_20_Line"/>
      <text:h text:style-name="Heading_20_2" text:outline-level="2">Les Trois Fragments</text:h>
      <text:p text:style-name="P1">🔹 <text:span text:style-name="Strong_20_Emphasis">L’Éclat d’Iryth</text:span></text:p>
      <text:p text:style-name="P1">Lié à Eldryndor.</text:p>
      <text:p text:style-name="P1">Retrouvé en Irthélys.</text:p>
      <text:p text:style-name="P1">Stabilise ou prolonge les seuils.</text:p>
      <text:p text:style-name="P1">🔹 <text:span text:style-name="Strong_20_Emphasis">Le Cœur de Vael</text:span></text:p>
      <text:p text:style-name="P1">Lié à Vaelkarion.</text:p>
      <text:p text:style-name="P1">Un cristal clair traversé de fissures lumineuses.</text:p>
      <text:p text:style-name="P1">Il révèle ce qui est caché lorsqu’il est activé.</text:p>
      <text:p text:style-name="P1">🔹 <text:span text:style-name="Strong_20_Emphasis">L’Ombre-Serrée</text:span></text:p>
      <text:p text:style-name="P1">Liée à Umbraelyx.</text:p>
      <text:p text:style-name="P1">Un fragment sombre qui absorbe la lumière autour de lui.</text:p>
      <text:p text:style-name="P1">Il provoque des transformations imprévisibles.</text:p>
      <text:p text:style-name="Horizontal_20_Line"/>
      <text:h text:style-name="Heading_20_1" text:outline-level="1"/>
      <text:h text:style-name="P2" text:outline-level="1">LE MÉCANISME INTERDIT</text:h>
      <text:p text:style-name="P1">Dans la Chambre des Trois Axes, sous Kael’Tharën,</text:p>
      <text:p text:style-name="P1">le sol triangulaire comporte trois emplacements invisibles à l’œil nu.</text:p>
      <text:p text:style-name="Text_20_body">Les Fragments y trouvent naturellement leur place.</text:p>
      <text:p text:style-name="P1">Lorsque les trois Fragments sont réunis</text:p>
      <text:p text:style-name="P1">et déposés simultanément aux sommets du Triangle…</text:p>
      <text:p text:style-name="Text_20_body">Les anneaux s’embrasent.</text:p>
      <text:p text:style-name="Text_20_body">La Plaie du Ciel s’ouvre plus largement qu’elle ne l’a jamais fait.</text:p>
      <text:p text:style-name="Text_20_body">Le Monument des Échos réagit.</text:p>
      <text:p text:style-name="Text_20_body">Les silhouettes gravées semblent se détacher.</text:p>
      <text:p text:style-name="Text_20_body">Et le cercle central…</text:p>
      <text:p text:style-name="Text_20_body">s’ouvre réellement.</text:p>
      <text:p text:style-name="Text_20_body">Pas symboliquement.</text:p>
      <text:p text:style-name="Text_20_body">Un passage.</text:p>
      <text:p text:style-name="Horizontal_20_Line"/>
      <text:h text:style-name="Heading_20_1" text:outline-level="1">Ce que l’Ordre Sacré croit</text:h>
      <text:p text:style-name="P1">Les Fragments seraient des éclats du Passage lui-même.</text:p>
      <text:p text:style-name="P1">Brisés lors du Conflit d’Origine.</text:p>
      <text:p text:style-name="P1">Dispersés à travers le continent.</text:p>
      <text:p text:style-name="Text_20_body">Réunir les trois ne serait pas une erreur.</text:p>
      <text:p text:style-name="Text_20_body">Ce serait un retour à l’état initial.</text:p>
      <text:p text:style-name="Text_20_body">Mais personne ne sait ce qui attend de l’autre côté.</text:p>
      <text:p text:style-name="Horizontal_20_Line"/>
      <text:h text:style-name="P3" text:outline-level="1">Ce que personne n’ose dire</text:h>
      <text:p text:style-name="Text_20_body">Si les Fragments ouvrent le Portail…</text:p>
      <text:p text:style-name="Text_20_body">Qui l’a refermé ?</text:p>
      <text:p text:style-name="Text_20_body">Et pourquoi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2:25:39.901680800</meta:creation-date>
    <dc:date>2026-02-26T22:26:21.992690600</dc:date>
    <meta:editing-duration>PT42S</meta:editing-duration>
    <meta:editing-cycles>1</meta:editing-cycles>
    <meta:document-statistic meta:table-count="0" meta:image-count="0" meta:object-count="0" meta:page-count="2" meta:paragraph-count="46" meta:word-count="252" meta:character-count="1531" meta:non-whitespace-character-count="1325"/>
    <meta:generator>LibreOffice/26.2.0.3$Windows_X86_64 LibreOffice_project/620$Build-3</meta:generator>
  </office:meta>
</office:document-meta>
</file>